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10d0c" style:font-name="Arial" fo:font-size="14pt" fo:font-weight="normal" officeooo:rsid="000e96fc" officeooo:paragraph-rsid="000e96fc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741c3" officeooo:paragraph-rsid="001741c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c818a" officeooo:paragraph-rsid="001c81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0d563c" officeooo:paragraph-rsid="000b708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0d563c" officeooo:paragraph-rsid="0012256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0e96fc" officeooo:paragraph-rsid="000e96f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6b878" officeooo:paragraph-rsid="00103e0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4pt" fo:font-weight="normal" officeooo:rsid="00103e0d" officeooo:paragraph-rsid="00103e0d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end" style:justify-single-word="false"/>
      <style:text-properties style:font-name="Arial" officeooo:rsid="0009d327" officeooo:paragraph-rsid="0009d327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fo:font-weight="bold" officeooo:rsid="0009d327" officeooo:paragraph-rsid="0009d327" style:font-size-asian="21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0993ad" officeooo:paragraph-rsid="0009d327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normal" officeooo:rsid="0009d327" officeooo:paragraph-rsid="0009d327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normal" officeooo:rsid="000b708e" officeooo:paragraph-rsid="000b708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officeooo:paragraph-rsid="00103e0d"/>
    </style:style>
    <style:style style:name="P16" style:family="paragraph" style:parent-style-name="Standard">
      <style:paragraph-properties fo:text-align="start" style:justify-single-word="false"/>
      <style:text-properties style:font-name="Arial" officeooo:paragraph-rsid="002c090a"/>
    </style:style>
    <style:style style:name="P17" style:family="paragraph" style:parent-style-name="Standard" style:list-style-name="L1">
      <style:paragraph-properties fo:text-align="start" style:justify-single-word="false"/>
      <style:text-properties fo:color="#81d41a" style:font-name="Arial" fo:font-size="14pt" officeooo:rsid="0015cd0e" officeooo:paragraph-rsid="000b708e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color="#81d41a" style:font-name="Arial" fo:font-size="14pt" officeooo:rsid="00205d87" officeooo:paragraph-rsid="000b708e" style:font-size-asian="12.25pt" style:font-size-complex="14pt"/>
    </style:style>
    <style:style style:name="P19" style:family="paragraph" style:parent-style-name="Standard" style:list-style-name="L1">
      <style:paragraph-properties fo:text-align="start" style:justify-single-word="false"/>
      <style:text-properties fo:color="#81d41a" style:font-name="Arial" fo:font-size="14pt" officeooo:rsid="0016c1ff" officeooo:paragraph-rsid="000b708e" style:font-size-asian="12.25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4pt" officeooo:rsid="0015cd0e" officeooo:paragraph-rsid="000b708e" style:font-size-asian="12.25pt" style:font-size-complex="14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4pt" officeooo:rsid="00205d87" officeooo:paragraph-rsid="000b708e" style:font-size-asian="12.25pt" style:font-size-complex="14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4pt" officeooo:rsid="0016c1ff" officeooo:paragraph-rsid="000b708e" style:font-size-asian="12.25pt" style:font-size-complex="14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4pt" officeooo:rsid="0021dcf8" officeooo:paragraph-rsid="000b708e" style:font-size-asian="12.25pt" style:font-size-complex="14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4pt" officeooo:rsid="00161f97" officeooo:paragraph-rsid="000b708e" style:font-size-asian="12.25pt" style:font-size-complex="14pt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officeooo:paragraph-rsid="000b708e"/>
    </style:style>
    <style:style style:name="P26" style:family="paragraph" style:parent-style-name="Standard" style:list-style-name="L1">
      <style:paragraph-properties fo:text-align="start" style:justify-single-word="false"/>
      <style:text-properties fo:color="#e6e905" style:font-name="Arial" fo:font-size="14pt" officeooo:rsid="0021dcf8" officeooo:paragraph-rsid="000b708e" style:font-size-asian="12.25pt" style:font-size-complex="14pt"/>
    </style:style>
    <style:style style:name="P27" style:family="paragraph" style:parent-style-name="Standard" style:list-style-name="L1">
      <style:paragraph-properties fo:text-align="start" style:justify-single-word="false"/>
      <style:text-properties fo:color="#e6e905" style:font-name="Arial" fo:font-size="14pt" officeooo:rsid="0016c1ff" officeooo:paragraph-rsid="000b708e" style:font-size-asian="12.25pt" style:font-size-complex="14pt"/>
    </style:style>
    <style:style style:name="P28" style:family="paragraph" style:parent-style-name="Standard" style:list-style-name="L1">
      <style:paragraph-properties fo:text-align="start" style:justify-single-word="false"/>
      <style:text-properties fo:color="#f10d0c" style:font-name="Arial" fo:font-size="14pt" officeooo:rsid="00161f97" officeooo:paragraph-rsid="000b708e" style:font-size-asian="12.25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color="#f10d0c" style:font-name="Arial" fo:font-size="14pt" fo:font-weight="normal" officeooo:rsid="0026bf50" officeooo:paragraph-rsid="000b708e" style:font-size-asian="12.25pt" style:font-weight-asian="normal" style:font-size-complex="14pt" style:font-weight-complex="normal"/>
    </style:style>
    <style:style style:name="T1" style:family="text">
      <style:text-properties officeooo:rsid="00205d87"/>
    </style:style>
    <style:style style:name="T2" style:family="text">
      <style:text-properties officeooo:rsid="0020591a"/>
    </style:style>
    <style:style style:name="T3" style:family="text">
      <style:text-properties officeooo:rsid="00161f97"/>
    </style:style>
    <style:style style:name="T4" style:family="text">
      <style:text-properties fo:color="#000000"/>
    </style:style>
    <style:style style:name="T5" style:family="text">
      <style:text-properties fo:color="#000000" officeooo:rsid="000b708e"/>
    </style:style>
    <style:style style:name="T6" style:family="text">
      <style:text-properties fo:color="#000000" officeooo:rsid="000bc844"/>
    </style:style>
    <style:style style:name="T7" style:family="text">
      <style:text-properties fo:color="#000000" officeooo:rsid="000c4516"/>
    </style:style>
    <style:style style:name="T8" style:family="text">
      <style:text-properties fo:color="#000000" officeooo:rsid="000d563c"/>
    </style:style>
    <style:style style:name="T9" style:family="text">
      <style:text-properties fo:color="#000000" officeooo:rsid="001f333a"/>
    </style:style>
    <style:style style:name="T10" style:family="text">
      <style:text-properties fo:color="#000000" fo:font-size="14pt" officeooo:rsid="0020567f" style:font-size-asian="12.25pt" style:font-size-complex="14pt"/>
    </style:style>
    <style:style style:name="T11" style:family="text">
      <style:text-properties fo:color="#000000" fo:font-size="14pt" fo:font-weight="normal" officeooo:rsid="00103e0d" style:font-size-asian="12.25pt" style:font-weight-asian="normal" style:font-size-complex="14pt" style:font-weight-complex="normal"/>
    </style:style>
    <style:style style:name="T12" style:family="text">
      <style:text-properties fo:color="#000000" fo:font-size="14pt" fo:font-weight="normal" officeooo:rsid="00125928" style:font-size-asian="12.25pt" style:font-weight-asian="normal" style:font-size-complex="14pt" style:font-weight-complex="normal"/>
    </style:style>
    <style:style style:name="T13" style:family="text">
      <style:text-properties fo:color="#000000" fo:font-size="14pt" fo:font-weight="normal" officeooo:rsid="0016b878" style:font-size-asian="12.25pt" style:font-weight-asian="normal" style:font-size-complex="14pt" style:font-weight-complex="normal"/>
    </style:style>
    <style:style style:name="T14" style:family="text">
      <style:text-properties fo:color="#000000" fo:font-size="14pt" fo:font-weight="normal" officeooo:rsid="001d50e3" style:font-size-asian="12.25pt" style:font-weight-asian="normal" style:font-size-complex="14pt" style:font-weight-complex="normal"/>
    </style:style>
    <style:style style:name="T15" style:family="text">
      <style:text-properties fo:color="#000000" fo:font-size="14pt" fo:font-weight="normal" officeooo:rsid="0029c564" style:font-size-asian="12.25pt" style:font-weight-asian="normal" style:font-size-complex="14pt" style:font-weight-complex="normal"/>
    </style:style>
    <style:style style:name="T16" style:family="text">
      <style:text-properties fo:color="#000000" fo:font-size="14pt" fo:font-weight="normal" officeooo:rsid="002b2c2e" style:font-size-asian="12.25pt" style:font-weight-asian="normal" style:font-size-complex="14pt" style:font-weight-complex="normal"/>
    </style:style>
    <style:style style:name="T17" style:family="text">
      <style:text-properties fo:color="#000000" fo:font-size="14pt" fo:font-weight="normal" officeooo:rsid="002c090a" style:font-size-asian="12.25pt" style:font-weight-asian="normal" style:font-size-complex="14pt" style:font-weight-complex="normal"/>
    </style:style>
    <style:style style:name="T18" style:family="text">
      <style:text-properties fo:color="#000000" fo:font-size="14pt" fo:font-weight="normal" officeooo:rsid="002db642" style:font-size-asian="12.25pt" style:font-weight-asian="normal" style:font-size-complex="14pt" style:font-weight-complex="normal"/>
    </style:style>
    <style:style style:name="T19" style:family="text">
      <style:text-properties officeooo:rsid="001850ba"/>
    </style:style>
    <style:style style:name="T20" style:family="text">
      <style:text-properties officeooo:rsid="001d50e3"/>
    </style:style>
    <style:style style:name="T21" style:family="text">
      <style:text-properties fo:color="#f10d0c" fo:font-size="14pt" officeooo:rsid="0016c1ff" style:font-size-asian="12.25pt" style:font-size-complex="14pt"/>
    </style:style>
    <style:style style:name="T22" style:family="text">
      <style:text-properties fo:color="#e6e905"/>
    </style:style>
    <style:style style:name="T23" style:family="text">
      <style:text-properties fo:font-variant="normal" fo:text-transform="none" fo:color="#000000" fo:font-size="14pt" fo:letter-spacing="0.026cm" fo:font-style="normal" fo:font-weight="normal" officeooo:rsid="002b2c2e" style:font-size-asian="12.25pt" style:font-weight-asian="normal" style:font-size-complex="14pt" style:font-weight-complex="normal"/>
    </style:style>
    <style:style style:name="T24" style:family="text">
      <style:text-properties fo:color="#81d41a"/>
    </style:style>
    <style:style style:name="T25" style:family="text">
      <style:text-properties fo:color="#81d41a" officeooo:rsid="00161f97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29.04.2020</text:p>
      <text:p text:style-name="P9"/>
      <text:p text:style-name="P9"/>
      <text:p text:style-name="P9"/>
      <text:p text:style-name="P9"/>
      <text:p text:style-name="P9"/>
      <text:p text:style-name="P11">Raport Beta</text:p>
      <text:p text:style-name="P11"/>
      <text:p text:style-name="P11"/>
      <text:p text:style-name="P12"><text:tab/><text:tab/><text:tab/><text:tab/>Gra platformowa shoot em up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kład:</text:p>
      <text:p text:style-name="P13">Katarzyna Petka</text:p>
      <text:p text:style-name="P13">Mateusz Klimas</text:p>
      <text:p text:style-name="P13">Mikołaj Kolman</text:p>
      <text:p text:style-name="P13">Rafał Paprot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Postęp prac w stosunku do założeń projektu:</text:p>
      <text:p text:style-name="P14"/>
      <text:list xml:id="list1023242385" text:style-name="L1">
        <text:list-item>
          <text:p text:style-name="P17"><text:span text:style-name="T22">Stworzenie grafiki tła i platform, po których poruszać się będzie główna postać, oraz zaimplementowanie ich w projekcie</text:span><text:span text:style-name="T4"> <text:s/></text:span><text:span text:style-name="T5">(Petka)</text:span></text:p>
          <text:p text:style-name="P20"/>
        </text:list-item>
        <text:list-item>
          <text:p text:style-name="P17">Dodanie głównej postaci wraz z mechaniką jej poruszania. <text:span text:style-name="T1">Implementacja kolizji z platformami<text:tab/></text:span><text:span text:style-name="T5">(Kolman)</text:span></text:p>
          <text:p text:style-name="P20"/>
        </text:list-item>
        <text:list-item>
          <text:p text:style-name="P18">Dodanie możliwości strzelania przez postać<text:tab/><text:tab/><text:span text:style-name="T5">(Kolman)</text:span></text:p>
          <text:p text:style-name="P21"/>
        </text:list-item>
        <text:list-item>
          <text:p text:style-name="P17">Utworzenie przeciwników oraz <text:span text:style-name="T1">algorytmu falowego respawnu </text:span><text:span text:style-name="T5">(Paprota)</text:span></text:p>
          <text:p text:style-name="P20"/>
        </text:list-item>
        <text:list-item>
          <text:p text:style-name="P17">Dodanie prostego AI przeciwników, <text:span text:style-name="T2">za pomocą którego będą przemieszczać się w kierunku gracza<text:tab/><text:tab/></text:span><text:span text:style-name="T5">(Paprota)</text:span></text:p>
          <text:p text:style-name="P20"/>
        </text:list-item>
        <text:list-item>
          <text:p text:style-name="P18"><text:span text:style-name="T3">I</text:span>mplementacja respawnu postaci po utracie życia<text:tab/><text:tab/><text:span text:style-name="T5">(Paprota)</text:span></text:p>
          <text:p text:style-name="P18"/>
        </text:list-item>
        <text:list-item>
          <text:p text:style-name="P19">Zaimplementowanie niszczenia przeciwników po zestrzeleniu. <text:span text:style-name="T1">Implementacja kolizji z pociskiem<text:tab/><text:tab/></text:span><text:span text:style-name="T9">(Kolman)</text:span></text:p>
          <text:p text:style-name="P22"/>
        </text:list-item>
        <text:list-item>
          <text:p text:style-name="P26">Implementacja animacji postaci oraz przeciwników wraz z efektami cząsteczkowymi<text:tab/><text:tab/><text:span text:style-name="T5">(Petka)</text:span></text:p>
          <text:p text:style-name="P23"/>
        </text:list-item>
        <text:list-item>
          <text:p text:style-name="P25"><text:span text:style-name="T21">Dodanie możliwości kupowania ulepszeń pomiędzy falami przeciwników<text:tab/></text:span><text:span text:style-name="T10">(Klimas)</text:span></text:p>
          <text:p text:style-name="P19"/>
        </text:list-item>
        <text:list-item>
          <text:p text:style-name="P27"><text:span text:style-name="T25">S</text:span><text:span text:style-name="T24">tworzenie ekranu początkowego (menu) oraz ekranu końcowego z wynikiem</text:span><text:tab/><text:span text:style-name="T6">(Klimas)</text:span></text:p>
          <text:p text:style-name="P22"/>
        </text:list-item>
        <text:list-item>
          <text:p text:style-name="P28">Zaimplementowanie dźwięków wydarzeń takich jak strzał, zniszczenie i trafienie przeciwnika oraz ciągłej muzyki grającej w tle<text:tab/><text:span text:style-name="T7">(Petka)</text:span></text:p>
          <text:p text:style-name="P24"/>
        </text:list-item>
        <text:list-item>
          <text:p text:style-name="P29">Dodanie możliwości zapisu i odczytu stanu gry<text:tab/><text:span text:style-name="T8">(Klimas)</text:span></text:p>
        </text:list-item>
      </text:list>
      <text:p text:style-name="P4"/>
      <text:p text:style-name="P5"/>
      <text:p text:style-name="P4"/>
      <text:p text:style-name="P1"><text:span text:style-name="T8">P</text:span><text:span text:style-name="T4">roblemy napotkane podczas implementacji projektu:</text:span></text:p>
      <text:p text:style-name="P6"/>
      <text:p text:style-name="P15"><text:span text:style-name="T11">Petka – Koniecznością było nauczyć się obsługi narzędzia </text:span><text:span text:style-name="T12">graficznego</text:span><text:span text:style-name="T11"> aby można było utworzyć grafiki, </text:span><text:span text:style-name="T13">lekki problem z łączeniem animacji przy pomocy animatora związane z występowaniem animacji pomimo tego, że warunki do jej wykonania nie zostały spełnione, rozwiązaniem problemu było wyłączenie opcji „Has Exit Time” co automatycznie przerywa animacje w momencie kiedy warunki nie są spełnione i przechodzi do następnej</text:span></text:p>
      <text:p text:style-name="P7"/>
      <text:p text:style-name="P2"><text:soft-page-break/>Kolman – Po trafieniu pociskiem w przeciwnika, był on odpychany z dużą siłą w kierunku zgodnym z ruchem pocisku, dużo czynników było brane pod uwagę, aby usunąć ten efekt. Rozwiązanie okazało się proste, wystarczyło zaznaczyć w pocisku opcję <text:span text:style-name="T19">Is </text:span>Trigger. </text:p>
      <text:p text:style-name="P2"/>
      <text:p text:style-name="P3">Klimas – <text:span text:style-name="T20">do tej pory bez większych problemów</text:span></text:p>
      <text:p text:style-name="P3"/>
      <text:p text:style-name="P16"><text:span text:style-name="T14">Paprota – </text:span><text:span text:style-name="T15">problem z zatrzymywaniem funkcji na pewien czas, rozwiązaniem stały się coroutines </text:span><text:span text:style-name="T16">(</text:span><text:span text:style-name="T23">współprogramy</text:span><text:span text:style-name="T16">)</text:span><text:span text:style-name="T15"> dzięki którym mogłem zatrzymać funkcję na określony czas. </text:span><text:span text:style-name="T17">Problem polegający na niemocy wywołania metody bez obiektu, zostały użyte metody oraz zmienne statyczne. </text:span><text:span text:style-name="T18">Problem polegający na tym, że obiekt gracza po zetknięciu nawet z bokami platformy zatrzymywał się i nie spadał na dół, rozwiązaniem było dodanie materiału którego friction ustawiłem na 0, dzięki czemu zniwelowałem tarcie i gracz nie zatrzymuje się po zetknięciu z bokiem platformy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6:11:13.499000000</meta:creation-date>
    <dc:date>2020-04-29T17:01:44.146000000</dc:date>
    <meta:editing-duration>PT1H54M42S</meta:editing-duration>
    <meta:editing-cycles>32</meta:editing-cycles>
    <meta:generator>LibreOffice/6.4.2.2$Windows_X86_64 LibreOffice_project/4e471d8c02c9c90f512f7f9ead8875b57fcb1ec3</meta:generator>
    <meta:document-statistic meta:table-count="0" meta:image-count="0" meta:object-count="0" meta:page-count="3" meta:paragraph-count="26" meta:word-count="351" meta:character-count="2541" meta:non-whitespace-character-count="2213"/>
  </office:meta>
</office:document-meta>
</file>